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fo:min-height="10.25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justify" fo:text-indent="0cm"/>
      <style:text-properties fo:font-size="17.6000003814697pt"/>
    </style:style>
    <style:style style:name="P2" style:family="paragraph">
      <style:paragraph-properties fo:margin-left="0cm" fo:margin-right="0cm" fo:margin-top="0cm" fo:margin-bottom="0cm" fo:line-height="100%" fo:text-indent="0cm"/>
      <style:text-properties fo:font-size="17.6000003814697pt"/>
    </style:style>
    <style:style style:name="P3" style:family="paragraph">
      <style:text-properties fo:font-size="17.6000003814697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7.6000003814697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Liberation Sans2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9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Liberation Sans2" style:font-size-asian="32pt" style:font-style-asian="normal" style:font-weight-asian="bold" style:font-name-complex="Liberation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Liberation Sans2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38.82cm" svg:height="10.508cm" svg:x="1.59cm" svg:y="1.27cm">
          <draw:text-box>
            <text:p text:style-name="P1"><text:span text:style-name="T1">(a)</text:span><text:span text:style-name="T2"> Total </text:span><text:span text:style-name="T3">ɣ</text:span><text:span text:style-name="T4">- ray spectra corresponding to d,p reaction </text:span><text:span text:style-name="T5">(red).</text:span><text:span text:style-name="T4"> Main peaks such as 2.03 MeV belong to <text:s/></text:span><text:span text:style-name="T6">68</text:span><text:span text:style-name="T4">Ni <text:s/>(2+) inelastic break-up reaction. </text:span><text:span text:style-name="T7">Blue</text:span><text:span text:style-name="T4"> spectra shows the clean </text:span><text:span text:style-name="T8">ɣ</text:span><text:span text:style-name="T9">- rays without 68Ni breakup reaction, selection is done using excitation energy cut lower than Sn (4.8)+2.03 → 7 MeV. </text:span></text:p>
            <text:p text:style-name="P1"><text:span text:style-name="T10">(b) </text:span><text:span text:style-name="T4">Shows </text:span><text:span text:style-name="T3">ɣ</text:span><text:span text:style-name="T4">- ray at 2.5 MeV which is </text:span><text:span text:style-name="T11">belong</text:span><text:span text:style-name="T4"> to newly observed 2.5 MeV excited state of </text:span><text:span text:style-name="T6">69</text:span><text:span text:style-name="T4">Ni.</text:span></text:p>
            <text:p text:style-name="P2"><text:span text:style-name="T9"><text:s text:c="2"/></text:span></text:p>
            <text:p text:style-name="P3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9T08:45:15.288335494</meta:creation-date>
    <dc:date>2024-12-09T08:54:39.005920762</dc:date>
    <meta:editing-duration>PT2M26S</meta:editing-duration>
    <meta:editing-cycles>2</meta:editing-cycles>
    <meta:generator>LibreOffice/7.3.7.2$Linux_X86_64 LibreOffice_project/30$Build-2</meta:generator>
    <meta:document-statistic meta:object-count="1"/>
  </office:meta>
</office:document-meta>
</file>